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SampleListenerImpl.testEnded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SampleListenerImpl.testSta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SampleListenerImpl.sampleOccurred( Sampl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SampleListenerImpl.testStarted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SampleListenerImpl.RemoteSampleListenerImpl( Object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moteSampleListenerImpl.sampleStopped( Sampl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SampleListenerImpl.testEn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SampleListenerImpl.testIterationStart( LoopItera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SampleListenerImpl.processBatch( List samp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SampleListenerImpl.sampleStarted( Sampl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